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StarSymbol" svg:font-family="Star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7313in" style:rel-column-width="16384*"/>
    </style:style>
    <style:style style:name="Table1.D" style:family="table-column">
      <style:table-column-properties style:column-width="1.7313in" style:rel-column-width="16383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D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style:style style:name="P4" style:family="paragraph" style:parent-style-name="Standard" style:list-style-name="L4"/>
    <style:style style:name="P5" style:family="paragraph" style:parent-style-name="Standard" style:list-style-name="L5"/>
    <style:style style:name="P6" style:family="paragraph" style:parent-style-name="Standard" style:list-style-name="L6"/>
    <text:list-style style:name="L1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Lecture notes for 6.4, 6.5, &amp; 6.8 data mining</text:p>
      <text:p text:style-name="Standard"/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Table_20_Contents">Name</text:p>
          </table:table-cell>
          <table:table-cell table:style-name="Table1.A1" office:value-type="string">
            <text:p text:style-name="Table_20_Contents">Grade</text:p>
          </table:table-cell>
          <table:table-cell table:style-name="Table1.A1" office:value-type="string">
            <text:p text:style-name="Table_20_Contents">Druggie</text:p>
          </table:table-cell>
          <table:table-cell table:style-name="Table1.D1" office:value-type="string">
            <text:p text:style-name="Table_20_Contents">Wage</text:p>
          </table:table-cell>
        </table:table-row>
        <table:table-row>
          <table:table-cell table:style-name="Table1.A2" office:value-type="string">
            <text:p text:style-name="Table_20_Contents">Sue</text:p>
          </table:table-cell>
          <table:table-cell table:style-name="Table1.A2" office:value-type="string">
            <text:p text:style-name="Table_20_Contents">63</text:p>
          </table:table-cell>
          <table:table-cell table:style-name="Table1.A2" office:value-type="string">
            <text:p text:style-name="Table_20_Contents">Y</text:p>
          </table:table-cell>
          <table:table-cell table:style-name="Table1.D2" office:value-type="string">
            <text:p text:style-name="Table_20_Contents">7.75</text:p>
          </table:table-cell>
        </table:table-row>
        <table:table-row>
          <table:table-cell table:style-name="Table1.A2" office:value-type="string">
            <text:p text:style-name="Table_20_Contents">Bob</text:p>
          </table:table-cell>
          <table:table-cell table:style-name="Table1.A2" office:value-type="string">
            <text:p text:style-name="Table_20_Contents">59</text:p>
          </table:table-cell>
          <table:table-cell table:style-name="Table1.A2" office:value-type="string">
            <text:p text:style-name="Table_20_Contents">Y</text:p>
          </table:table-cell>
          <table:table-cell table:style-name="Table1.D2" office:value-type="string">
            <text:p text:style-name="Table_20_Contents">8.00</text:p>
          </table:table-cell>
        </table:table-row>
        <table:table-row>
          <table:table-cell table:style-name="Table1.A2" office:value-type="string">
            <text:p text:style-name="Table_20_Contents">Elle</text:p>
          </table:table-cell>
          <table:table-cell table:style-name="Table1.A2" office:value-type="string">
            <text:p text:style-name="Table_20_Contents">95</text:p>
          </table:table-cell>
          <table:table-cell table:style-name="Table1.A2" office:value-type="string">
            <text:p text:style-name="Table_20_Contents">N</text:p>
          </table:table-cell>
          <table:table-cell table:style-name="Table1.D2" office:value-type="string">
            <text:p text:style-name="Table_20_Contents">7.75</text:p>
          </table:table-cell>
        </table:table-row>
        <table:table-row>
          <table:table-cell table:style-name="Table1.A2" office:value-type="string">
            <text:p text:style-name="Table_20_Contents">Mark</text:p>
          </table:table-cell>
          <table:table-cell table:style-name="Table1.A2" office:value-type="string">
            <text:p text:style-name="Table_20_Contents">56</text:p>
          </table:table-cell>
          <table:table-cell table:style-name="Table1.A2" office:value-type="string">
            <text:p text:style-name="Table_20_Contents">Y</text:p>
          </table:table-cell>
          <table:table-cell table:style-name="Table1.D2" office:value-type="string">
            <text:p text:style-name="Table_20_Contents">6.25</text:p>
          </table:table-cell>
        </table:table-row>
        <table:table-row>
          <table:table-cell table:style-name="Table1.A2" office:value-type="string">
            <text:p text:style-name="Table_20_Contents">Steve</text:p>
          </table:table-cell>
          <table:table-cell table:style-name="Table1.A2" office:value-type="string">
            <text:p text:style-name="Table_20_Contents">89</text:p>
          </table:table-cell>
          <table:table-cell table:style-name="Table1.A2" office:value-type="string">
            <text:p text:style-name="Table_20_Contents">N</text:p>
          </table:table-cell>
          <table:table-cell table:style-name="Table1.D2" office:value-type="string">
            <text:p text:style-name="Table_20_Contents">8.50</text:p>
          </table:table-cell>
        </table:table-row>
        <table:table-row>
          <table:table-cell table:style-name="Table1.A2" office:value-type="string">
            <text:p text:style-name="Table_20_Contents">Jane</text:p>
          </table:table-cell>
          <table:table-cell table:style-name="Table1.A2" office:value-type="string">
            <text:p text:style-name="Table_20_Contents">61</text:p>
          </table:table-cell>
          <table:table-cell table:style-name="Table1.A2" office:value-type="string">
            <text:p text:style-name="Table_20_Contents">N</text:p>
          </table:table-cell>
          <table:table-cell table:style-name="Table1.D2" office:value-type="string">
            <text:p text:style-name="Table_20_Contents">15.00</text:p>
          </table:table-cell>
        </table:table-row>
      </table:table>
      <text:p text:style-name="Standard"/>
      <text:p text:style-name="Standard">Example 1:</text:p>
      <text:p text:style-name="Standard"/>
      <text:p text:style-name="Standard">Query 1: FETCH druggie WHERE name=“Mark”</text:p>
      <text:p text:style-name="Standard">Suppose blocked for privacy</text:p>
      <text:p text:style-name="Standard"/>
      <text:p text:style-name="Standard">Query 2: FETCH minmax(grade) WHERE druggie=false</text:p>
      <text:p text:style-name="Standard">Query 3: FETCH minmax(grade) WHERE druggie=true</text:p>
      <text:p text:style-name="Standard">Query 4: FETCH grade WHERE name=“Mark”</text:p>
      <text:p text:style-name="Standard">Discover that Mark is a druggie</text:p>
      <text:p text:style-name="Standard"/>
      <text:p text:style-name="Standard">Query 5: FETCH grade WHERE name=“Jane”</text:p>
      <text:p text:style-name="Standard">Inconclusive... data exposure depends on context, prior knowledge, actual data</text:p>
      <text:p text:style-name="Standard"/>
      <text:p text:style-name="Standard"/>
      <text:p text:style-name="Standard">Example 2:</text:p>
      <text:p text:style-name="Standard"/>
      <text:p text:style-name="Standard">Query 1: FETCH average(wage) WHERE name=Jane</text:p>
      <text:p text:style-name="Standard">Supposed blocked... DBMS will not return data from single records for privacy</text:p>
      <text:p text:style-name="Standard"/>
      <text:p text:style-name="Standard">Query 2: FETCH count(names)</text:p>
      <text:p text:style-name="Standard">Query 3: FETCH average(wage)</text:p>
      <text:p text:style-name="Standard">Query 4: FETCH average(wage) WHERE name =/= Jane</text:p>
      <text:p text:style-name="Standard">Can compute Jane's wage from these three values</text:p>
      <text:p text:style-name="Standard"/>
      <text:p text:style-name="Standard"/>
      <text:p text:style-name="Standard">Example 3:</text:p>
      <text:p text:style-name="Standard"/>
      <text:p text:style-name="Standard">Query 1: FETCH grade WHERE name=Sue</text:p>
      <text:p text:style-name="Standard">Suppose blocked... not allowed to see individual student's grade</text:p>
      <text:p text:style-name="Standard"/>
      <text:p text:style-name="Standard">Query 2: FETCH grade WHERE name=Sue OR druggie=Y</text:p>
      <text:p text:style-name="Standard">Query 3: FETCH grade WHERE name=Sue OR druggie=N</text:p>
      <text:p text:style-name="Standard">Only the grade 63 appears in both sets, so learn Sue's grade</text:p>
      <text:p text:style-name="Standard"/>
      <text:p text:style-name="Standard"/>
      <text:p text:style-name="Standard"/>
      <text:p text:style-name="Standard"><text:soft-page-break/>Sensitive data</text:p>
      <text:list xml:id="list1010224274" text:style-name="L1">
        <text:list-item>
          <text:p text:style-name="P1">Entire database (military DB)</text:p>
        </text:list-item>
        <text:list-item>
          <text:p text:style-name="P1">Data in some, not all, DB fields or records</text:p>
        </text:list-item>
        <text:list-item>
          <text:p text:style-name="P1">Existence of some DB fields or records</text:p>
        </text:list-item>
      </text:list>
      <text:p text:style-name="Standard"/>
      <text:p text:style-name="Standard">Why sensitive</text:p>
      <text:list xml:id="list60873119" text:style-name="L2">
        <text:list-item>
          <text:p text:style-name="P2">Classified data</text:p>
        </text:list-item>
        <text:list-item>
          <text:p text:style-name="P2">From a sensitive source (e.g. A spy)</text:p>
        </text:list-item>
        <text:list-item>
          <text:p text:style-name="P2">Administratively set as sensitive (for whatever reason)</text:p>
        </text:list-item>
        <text:list-item>
          <text:p text:style-name="P2">Discloses sensitive information when combined with previously disclosed information</text:p>
        </text:list-item>
      </text:list>
      <text:p text:style-name="Standard"/>
      <text:p text:style-name="Standard">Types of disclosures</text:p>
      <text:list xml:id="list119508244" text:style-name="L3">
        <text:list-item>
          <text:p text:style-name="P3">Exact data</text:p>
        </text:list-item>
        <text:list-item>
          <text:p text:style-name="P3">Data range (may suffice to know that friends salary is above some threshold)</text:p>
        </text:list-item>
        <text:list-item>
          <text:p text:style-name="P3">Negative result (number of felonies is not zero)</text:p>
        </text:list-item>
        <text:list-item>
          <text:p text:style-name="P3">Existence of data (do not want employees to know you are monitoring certain aspects)</text:p>
        </text:list-item>
      </text:list>
      <text:p text:style-name="Standard"/>
      <text:p text:style-name="Standard">Inference</text:p>
      <text:list xml:id="list2052543793" text:style-name="L4">
        <text:list-item>
          <text:p text:style-name="P4">Def: way to derive sensitive data from nonsensitive data</text:p>
        </text:list-item>
        <text:list-item>
          <text:p text:style-name="P4">Aggregate values may reveal information</text:p>
          <text:list>
            <text:list-item>
              <text:p text:style-name="P4">If field sum is zero, any record contributing to the sum has field value zero</text:p>
            </text:list-item>
            <text:list-item>
              <text:p text:style-name="P4">If count is 1, then any aggregate info (sum, mean, median) is exact value of matching record</text:p>
            </text:list-item>
            <text:list-item>
              <text:p text:style-name="P4">Mean: example 2 above</text:p>
            </text:list-item>
          </text:list>
        </text:list-item>
      </text:list>
      <text:p text:style-name="Standard"/>
      <text:p text:style-name="Standard">Defenses</text:p>
      <text:list xml:id="list1300920373" text:style-name="L5">
        <text:list-item>
          <text:p text:style-name="P5">Suppression</text:p>
          <text:list>
            <text:list-item>
              <text:p text:style-name="P5">Refuse to return sensitive results</text:p>
            </text:list-item>
            <text:list-item>
              <text:p text:style-name="P5">Refuse to return results based on small sample</text:p>
            </text:list-item>
          </text:list>
        </text:list-item>
        <text:list-item>
          <text:p text:style-name="P5">Concealing</text:p>
          <text:list>
            <text:list-item>
              <text:p text:style-name="P5">Return inexact results (round to nearest 10...)</text:p>
            </text:list-item>
            <text:list-item>
              <text:p text:style-name="P5">Compute based on random sampling of DB</text:p>
            </text:list-item>
            <text:list-item>
              <text:p text:style-name="P5">Adjust values by random alteration</text:p>
            </text:list-item>
          </text:list>
        </text:list-item>
        <text:list-item>
          <text:p text:style-name="P5">Track what the user knows</text:p>
          <text:list>
            <text:list-item>
              <text:p text:style-name="P5">Refuse to return results that allow inference</text:p>
            </text:list-item>
            <text:list-item>
              <text:p text:style-name="P5">Extremely difficult</text:p>
            </text:list-item>
          </text:list>
        </text:list-item>
      </text:list>
      <text:p text:style-name="Standard"/>
      <text:p text:style-name="Standard">Data mining</text:p>
      <text:list xml:id="list264912087" text:style-name="L6">
        <text:list-item>
          <text:p text:style-name="P6">Def: extraction of meaningful information from large data sets</text:p>
        </text:list-item>
        <text:list-item>
          <text:p text:style-name="P6">Identifies patterns, relationships in data</text:p>
        </text:list-item>
        <text:list-item>
          <text:p text:style-name="P6">Correlation may not be causation... does not identify cause &amp; effect<text:tab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1" style:font-size-asian="12pt" style:language-asian="zxx" style:country-asian="none" style:font-name-complex="Arial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1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9$Build-9358</meta:generator>
    <meta:initial-creator>Jon Giffin</meta:initial-creator>
    <meta:creation-date>2008-04-09T00:03:24</meta:creation-date>
    <dc:date>2008-11-18T12:30:57</dc:date>
    <meta:editing-cycles>3</meta:editing-cycles>
    <meta:editing-duration>PT00H49M46S</meta:editing-duration>
    <meta:document-statistic meta:table-count="1" meta:image-count="0" meta:object-count="0" meta:page-count="2" meta:paragraph-count="86" meta:word-count="423" meta:character-count="2422"/>
    <meta:user-defined meta:name="Info 1"/>
    <meta:user-defined meta:name="Info 2"/>
    <meta:user-defined meta:name="Info 3"/>
    <meta:user-defined meta:name="Info 4"/>
  </office:meta>
</office:document-meta>
</file>